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ϕ</mi>
        <mi>D</mi>
      </msub>
      <mrow>
        <mo fence="true" stretchy="false">(</mo>
        <mrow>
          <mrow>
            <mi>r</mi>
            <mi>,</mi>
            <mi mathvariant="normal">ϑ</mi>
            <mi>,</mi>
            <mi mathvariant="normal">ϕ</mi>
          </mrow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frac>
        <mrow>
          <mi>p</mi>
          <mspace width="0.5em"/>
          <mi>cos</mi>
          <mi mathvariant="normal">ϑ</mi>
        </mrow>
        <msup>
          <mi>r</mi>
          <mn>2</mn>
        </msup>
      </mfrac>
    </mrow>
    <annotation encoding="StarMath 5.0">%iphi _D ( r , %ivartheta , %iphi ) `=` 1 over { 4 %pi %varepsilon _0 } ` {p ` cos %ivartheta} over {r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22:57.010000000</meta:creation-date>
    <meta:generator>LibreOffice/4.2.4.2$Windows_x86 LibreOffice_project/63150712c6d317d27ce2db16eb94c2f3d7b699f8</meta:generator>
  </office:meta>
</office:document-meta>
</file>